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0.9833in" style:rel-column-width="8191*"/>
    </style:style>
    <style:style style:name="Table1.H" style:family="table-column">
      <style:table-column-properties style:column-width="0.9847in" style:rel-column-width="819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8701in" table:align="margins"/>
    </style:style>
    <style:style style:name="Table2.A" style:family="table-column">
      <style:table-column-properties style:column-width="0.984in" style:rel-column-width="8193*"/>
    </style:style>
    <style:style style:name="Table2.H" style:family="table-column">
      <style:table-column-properties style:column-width="0.9826in" style:rel-column-width="8184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DejaVu Sans Mono" fo:font-size="8pt" officeooo:rsid="0011247f" officeooo:paragraph-rsid="0011247f" style:font-size-asian="8pt" style:font-size-complex="8pt"/>
    </style:style>
    <style:style style:name="P2" style:family="paragraph" style:parent-style-name="Standard">
      <style:text-properties style:font-name="DejaVu Sans Mono" fo:font-size="8pt" officeooo:rsid="00157cb3" officeooo:paragraph-rsid="00157cb3" style:font-size-asian="8pt" style:font-size-complex="8pt"/>
    </style:style>
    <style:style style:name="P3" style:family="paragraph" style:parent-style-name="Standard">
      <style:text-properties style:font-name="DejaVu Sans Mono" fo:font-size="8pt" officeooo:rsid="00157cb3" officeooo:paragraph-rsid="00240861" style:font-size-asian="8pt" style:font-size-complex="8pt"/>
    </style:style>
    <style:style style:name="P4" style:family="paragraph" style:parent-style-name="Standard">
      <style:text-properties style:font-name="DejaVu Sans Mono" fo:font-size="8pt" officeooo:paragraph-rsid="00157cb3" style:font-size-asian="8pt" style:font-size-complex="8pt"/>
    </style:style>
    <style:style style:name="P5" style:family="paragraph" style:parent-style-name="Standard">
      <style:text-properties style:font-name="DejaVu Sans Mono" fo:font-size="8pt" officeooo:rsid="0073eff7" officeooo:paragraph-rsid="0073eff7" style:font-size-asian="8pt" style:font-size-complex="8pt"/>
    </style:style>
    <style:style style:name="P6" style:family="paragraph" style:parent-style-name="Standard">
      <style:text-properties style:font-name="DejaVu Sans Mono" fo:font-size="8pt" officeooo:rsid="00776e81" officeooo:paragraph-rsid="00776e81" style:font-size-asian="8pt" style:font-size-complex="8pt"/>
    </style:style>
    <style:style style:name="P7" style:family="paragraph" style:parent-style-name="Standard">
      <style:text-properties style:font-name="DejaVu Sans Mono" fo:font-size="8pt" officeooo:rsid="00796bc3" officeooo:paragraph-rsid="00796bc3" style:font-size-asian="8pt" style:font-size-complex="8pt"/>
    </style:style>
    <style:style style:name="P8" style:family="paragraph" style:parent-style-name="Standard">
      <style:text-properties style:font-name="DejaVu Sans Mono" fo:font-size="8pt" officeooo:rsid="007d67d7" officeooo:paragraph-rsid="007d67d7" style:font-size-asian="8pt" style:font-size-complex="8pt"/>
    </style:style>
    <style:style style:name="P9" style:family="paragraph" style:parent-style-name="Standard">
      <style:text-properties style:font-name="DejaVu Sans Mono" fo:font-size="8pt" officeooo:rsid="007ea9aa" officeooo:paragraph-rsid="007ea9aa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8pt" officeooo:rsid="007ea9aa" officeooo:paragraph-rsid="007ea9aa" style:font-size-asian="8pt" style:font-size-complex="8pt"/>
    </style:style>
    <style:style style:name="P11" style:family="paragraph" style:parent-style-name="Standard">
      <style:text-properties style:font-name="DejaVu Sans Mono" fo:font-size="8pt" officeooo:rsid="009da4cf" officeooo:paragraph-rsid="009da4c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" fo:font-size="8pt" officeooo:rsid="00813081" officeooo:paragraph-rsid="0081308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9ef48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a0b37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b02ebb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8pt" officeooo:rsid="00a0b371" officeooo:paragraph-rsid="00a0b37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Mono" fo:font-size="8pt" officeooo:rsid="00a0e79d" officeooo:paragraph-rsid="00a0e79d" style:font-size-asian="8pt" style:font-size-complex="8pt"/>
    </style:style>
    <style:style style:name="P19" style:family="paragraph" style:parent-style-name="Standard" style:master-page-name="Standard">
      <style:paragraph-properties style:page-number="auto"/>
      <style:text-properties style:font-name="DejaVu Sans Mono" fo:font-size="8pt" officeooo:rsid="0011247f" officeooo:paragraph-rsid="0011247f" style:font-size-asian="8pt" style:font-size-complex="8pt"/>
    </style:style>
    <style:style style:name="T1" style:family="text">
      <style:text-properties officeooo:rsid="00157cb3"/>
    </style:style>
    <style:style style:name="T2" style:family="text">
      <style:text-properties officeooo:rsid="00160757"/>
    </style:style>
    <style:style style:name="T3" style:family="text">
      <style:text-properties officeooo:rsid="001c350c"/>
    </style:style>
    <style:style style:name="T4" style:family="text">
      <style:text-properties officeooo:rsid="00240861"/>
    </style:style>
    <style:style style:name="T5" style:family="text">
      <style:text-properties officeooo:rsid="00247430"/>
    </style:style>
    <style:style style:name="T6" style:family="text">
      <style:text-properties officeooo:rsid="002f3f87"/>
    </style:style>
    <style:style style:name="T7" style:family="text">
      <style:text-properties officeooo:rsid="00333230"/>
    </style:style>
    <style:style style:name="T8" style:family="text">
      <style:text-properties officeooo:rsid="00333f03"/>
    </style:style>
    <style:style style:name="T9" style:family="text">
      <style:text-properties officeooo:rsid="003c17b2"/>
    </style:style>
    <style:style style:name="T10" style:family="text">
      <style:text-properties officeooo:rsid="00434456"/>
    </style:style>
    <style:style style:name="T11" style:family="text">
      <style:text-properties officeooo:rsid="0049e2c6"/>
    </style:style>
    <style:style style:name="T12" style:family="text">
      <style:text-properties officeooo:rsid="004ac16e"/>
    </style:style>
    <style:style style:name="T13" style:family="text">
      <style:text-properties officeooo:rsid="0062cf42"/>
    </style:style>
    <style:style style:name="T14" style:family="text">
      <style:text-properties officeooo:rsid="006b2a38"/>
    </style:style>
    <style:style style:name="T15" style:family="text">
      <style:text-properties officeooo:rsid="006d31bf"/>
    </style:style>
    <style:style style:name="T16" style:family="text">
      <style:text-properties officeooo:rsid="006dc85e"/>
    </style:style>
    <style:style style:name="T17" style:family="text">
      <style:text-properties officeooo:rsid="0074ff36"/>
    </style:style>
    <style:style style:name="T18" style:family="text">
      <style:text-properties officeooo:rsid="00776e81"/>
    </style:style>
    <style:style style:name="T19" style:family="text">
      <style:text-properties officeooo:rsid="007e30f5"/>
    </style:style>
    <style:style style:name="T20" style:family="text">
      <style:text-properties officeooo:rsid="007e629b"/>
    </style:style>
    <style:style style:name="T21" style:family="text">
      <style:text-properties officeooo:rsid="00a2da95"/>
    </style:style>
    <style:style style:name="T22" style:family="text">
      <style:text-properties officeooo:rsid="00b43808"/>
    </style:style>
    <style:style style:name="T23" style:family="text">
      <style:text-properties officeooo:rsid="00b519f6"/>
    </style:style>
    <style:style style:name="T24" style:family="text">
      <style:text-properties officeooo:rsid="00b56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w to format “{<text:span text:style-name="T14">not definied </text:span><text:span text:style-name="T3">name</text:span>}” file system:</text:p>
      <text:p text:style-name="P1"/>
      <text:p text:style-name="P2">Default block size: 4 KiB</text:p>
      <text:p text:style-name="P2"/>
      <text:p text:style-name="P2">struct <text:span text:style-name="T15">STRUCTURE_INODE</text:span> {</text:p>
      <text:p text:style-name="P2"><text:tab/>uint64_t<text:tab/>block[ <text:span text:style-name="T23">5</text:span> ];<text:tab/>// <text:span text:style-name="T23">direct, </text:span>indirect, double-indirect, triple-indirect, <text:span text:style-name="T2">quadruple-indirect</text:span></text:p>
      <text:p text:style-name="P3"><text:tab/><text:span text:style-name="T4">#define<text:tab/></text:span><text:span text:style-name="T5">TYPE_DEFAULT</text:span><text:span text:style-name="T4"><text:tab/>(1 &lt;&lt; 0)</text:span></text:p>
      <text:p text:style-name="P3"><text:tab/><text:span text:style-name="T4">#define<text:tab/></text:span><text:span text:style-name="T5">TYPE_DIRECTORY</text:span><text:span text:style-name="T4"><text:tab/>(1 &lt;&lt; 1)</text:span></text:p>
      <text:p text:style-name="P3"><text:tab/><text:span text:style-name="T9">uint64_t<text:tab/>limit;<text:tab/><text:tab/>// file size in Bytes</text:span></text:p>
      <text:p text:style-name="P3"><text:tab/><text:span text:style-name="T11">uint8_t<text:tab/><text:tab/>reserved[ 2</text:span><text:span text:style-name="T24">06</text:span><text:span text:style-name="T11"> ];<text:tab/>// </text:span><text:span text:style-name="T12">for future use</text:span></text:p>
      <text:p text:style-name="P2"><text:tab/><text:span text:style-name="T4">uint8_t<text:tab/><text:tab/>type;</text:span></text:p>
      <text:p text:style-name="P2"><text:tab/><text:span text:style-name="T6">uint8_t<text:tab/><text:tab/>name_limit;<text:tab/>// </text:span><text:span text:style-name="T10">name size in ASCII characters</text:span></text:p>
      <text:p text:style-name="P2"><text:tab/><text:span text:style-name="T7">#define<text:tab/>NAME_LIMIT<text:tab/>255</text:span></text:p>
      <text:p text:style-name="P2"><text:tab/><text:span text:style-name="T6">uint8_t<text:tab/><text:tab/>name[ </text:span><text:span text:style-name="T8">NAME_LIMIT + 1</text:span><text:span text:style-name="T6"> ];</text:span></text:p>
      <text:p text:style-name="P4"><text:span text:style-name="T1">} </text:span><text:span text:style-name="T13">__attribute__( (packed) );<text:tab/>// </text:span><text:span text:style-name="T16">512 Bytes</text:span></text:p>
      <text:p text:style-name="P2"/>
      <text:p text:style-name="P5">Lets assume we have storage of size 1 MiB, <text:span text:style-name="T17">unpartitioned for </text:span><text:span text:style-name="T18">simplification</text:span><text:span text:style-name="T17">.</text:span></text:p>
      <text:p text:style-name="P5"/>
      <text:p text:style-name="P6"><text:tab/>1 MiB = 1048576 Bytes</text:p>
      <text:p text:style-name="P6"/>
      <text:p text:style-name="P7"><text:tab/>1048576 / 4096 Bytes = 256 Blocks</text:p>
      <text:p text:style-name="P7"/>
      <text:p text:style-name="P8">By default, empty file system have 1 Superblock and 1 Root Directory. <text:span text:style-name="T19">Thanks to that information we can calculate required size of Bitmap</text:span></text:p>
      <text:p text:style-name="P8"/>
      <text:p text:style-name="P8"><text:tab/><text:span text:style-name="T19">256 Block – 1 Superblock – 1 Root Directory = 254 Blocks left.</text:span></text:p>
      <text:p text:style-name="P8"/>
      <text:p text:style-name="P8"><text:tab/><text:span text:style-name="T19">254 / (4096 * 8 bits) = 0,007751465 of Block</text:span><text:span text:style-name="T20">s</text:span><text:span text:style-name="T19">, aligned up will give us 1 Block</text:span></text:p>
      <text:p text:style-name="P8"/>
      <text:p text:style-name="P9">Preview:</text:p>
      <text:p text:style-name="P9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table:number-columns-spanned="8" office:value-type="string">
            <text:p text:style-name="P12">Block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3">...</text:p>
          </table:table-cell>
          <table:table-cell table:style-name="Table1.A1" office:value-type="string">
            <text:p text:style-name="P10">255</text:p>
          </table:table-cell>
        </table:table-row>
        <table:table-row>
          <table:table-cell table:style-name="Table1.A1" office:value-type="string">
            <text:p text:style-name="P10">Superblock</text:p>
          </table:table-cell>
          <table:table-cell table:style-name="Table1.A1" office:value-type="string">
            <text:p text:style-name="P10">Bitmap</text:p>
          </table:table-cell>
          <table:table-cell table:style-name="Table1.A1" office:value-type="string">
            <text:p text:style-name="P10">Root Directory</text:p>
          </table:table-cell>
          <table:table-cell table:style-name="Table1.A1" office:value-type="string">
            <text:p text:style-name="P10">{free}</text:p>
          </table:table-cell>
          <table:table-cell table:style-name="Table1.A1" office:value-type="string">
            <text:p text:style-name="P10">{free}</text:p>
          </table:table-cell>
          <table:table-cell table:style-name="Table1.A1" office:value-type="string">
            <text:p text:style-name="P10">{free}</text:p>
          </table:table-cell>
          <table:table-cell table:style-name="Table1.A1" office:value-type="string">
            <text:p text:style-name="P10">...</text:p>
          </table:table-cell>
          <table:table-cell table:style-name="Table1.A1" office:value-type="string">
            <text:p text:style-name="P10">{free}</text:p>
          </table:table-cell>
        </table:table-row>
      </table:table>
      <text:p text:style-name="P9"/>
      <text:p text:style-name="P11">Bitmap contains only information about already used blocks, so clean filesystem structure will have footprint <text:span text:style-name="T22">like:</text:span><text:line-break/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table:number-columns-spanned="3" office:value-type="string">
            <text:p text:style-name="P14"/>
          </table:table-cell>
          <table:covered-table-cell/>
          <table:covered-table-cell/>
          <table:table-cell table:style-name="Table2.A1" table:number-columns-spanned="5" office:value-type="string">
            <text:p text:style-name="P14">By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4">...<text:span text:style-name="T21">­</text:span></text:p>
          </table:table-cell>
          <table:table-cell table:style-name="Table2.A1" office:value-type="string">
            <text:p text:style-name="P18">4095</text:p>
          </table:table-cell>
        </table:table-row>
        <table:table-row>
          <table:table-cell table:style-name="Table2.A1" office:value-type="string">
            <text:p text:style-name="P14">00000111</text:p>
          </table:table-cell>
          <table:table-cell table:style-name="Table2.A1" office:value-type="string">
            <text:p text:style-name="P14">00000000</text:p>
          </table:table-cell>
          <table:table-cell table:style-name="Table2.A1" office:value-type="string">
            <text:p text:style-name="P14">00000000</text:p>
          </table:table-cell>
          <table:table-cell table:style-name="Table2.A1" office:value-type="string">
            <text:p text:style-name="P14">00000000</text:p>
          </table:table-cell>
          <table:table-cell table:style-name="Table2.A1" office:value-type="string">
            <text:p text:style-name="P14">00000000</text:p>
          </table:table-cell>
          <table:table-cell table:style-name="Table2.A1" office:value-type="string">
            <text:p text:style-name="P15">00000000</text:p>
          </table:table-cell>
          <table:table-cell table:style-name="Table2.A1" office:value-type="string">
            <text:p text:style-name="P16">...</text:p>
          </table:table-cell>
          <table:table-cell table:style-name="Table2.A1" office:value-type="string">
            <text:p text:style-name="P14">0000000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2:43:31.069510847</meta:creation-date>
    <dc:date>2025-02-15T22:18:49.730485105</dc:date>
    <meta:editing-duration>PT1H5M5S</meta:editing-duration>
    <meta:editing-cycles>68</meta:editing-cycles>
    <meta:generator>LibreOffice/24.2.7.2$Linux_X86_64 LibreOffice_project/420$Build-2</meta:generator>
    <meta:document-statistic meta:table-count="2" meta:image-count="0" meta:object-count="0" meta:page-count="1" meta:paragraph-count="55" meta:word-count="206" meta:character-count="1192" meta:non-whitespace-character-count="1021"/>
  </office:meta>
</office:document-meta>
</file>